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932cm" fo:margin-left="-0.191cm" fo:margin-top="0cm" fo:margin-bottom="0cm" table:align="left" style:writing-mode="lr-tb"/>
    </style:style>
    <style:style style:name="Table1.A" style:family="table-column">
      <style:table-column-properties style:column-width="2.992cm"/>
    </style:style>
    <style:style style:name="Table1.B" style:family="table-column">
      <style:table-column-properties style:column-width="6.939cm"/>
    </style:style>
    <style:style style:name="Table1.1" style:family="table-row">
      <style:table-row-properties style:min-row-height="0.506cm" fo:keep-together="auto"/>
    </style:style>
    <style:style style:name="Table1.A1" style:family="table-cell">
      <style:table-cell-properties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Section0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Section0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rsid="0047f246" officeooo:paragraph-rsid="0047f246"/>
    </style:style>
    <style:style style:name="P52" style:family="paragraph" style:parent-style-name="WW-table-caption">
      <style:text-properties officeooo:paragraph-rsid="0047f246"/>
    </style:style>
    <style:style style:name="P53" style:family="paragraph" style:parent-style-name="WW-paragraph">
      <style:paragraph-properties fo:margin-top="0.3cm" fo:margin-bottom="0.3cm" style:contextual-spacing="false"/>
      <style:text-properties officeooo:paragraph-rsid="0047f246"/>
    </style:style>
    <style:style style:name="P54" style:family="paragraph" style:parent-style-name="WW-paragraph">
      <style:paragraph-properties fo:margin-top="0.3cm" fo:margin-bottom="0.3cm" style:contextual-spacing="false"/>
      <style:text-properties officeooo:rsid="0047f246" officeooo:paragraph-rsid="0047f246"/>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1c7e82"/>
    </style:style>
    <style:style style:name="T5" style:family="text">
      <style:text-properties officeooo:rsid="001f8be8"/>
    </style:style>
    <style:style style:name="T6" style:family="text">
      <style:text-properties officeooo:rsid="002dc392"/>
    </style:style>
    <style:style style:name="T7" style:family="text">
      <style:text-properties officeooo:rsid="001dcd3e"/>
    </style:style>
    <style:style style:name="T8" style:family="text">
      <style:text-properties officeooo:rsid="001e7304"/>
    </style:style>
    <style:style style:name="T9" style:family="text">
      <style:text-properties fo:font-style="italic" officeooo:rsid="002cbe43" style:font-style-asian="italic" style:font-style-complex="italic"/>
    </style:style>
    <style:style style:name="T10" style:family="text">
      <style:text-properties fo:font-style="italic" fo:font-weight="normal" officeooo:rsid="0022dc9e" style:font-style-asian="italic" style:font-weight-asian="normal" style:font-style-complex="italic" style:font-weight-complex="normal"/>
    </style:style>
    <style:style style:name="T11" style:family="text">
      <style:text-properties fo:font-style="italic" fo:font-weight="normal" officeooo:rsid="001dcd3e" style:font-style-asian="italic" style:font-weight-asian="normal" style:font-style-complex="italic" style:font-weight-complex="normal"/>
    </style:style>
    <style:style style:name="T12" style:family="text">
      <style:text-properties fo:font-style="italic" fo:font-weight="normal" officeooo:rsid="002cbe43" style:font-style-asian="italic" style:font-weight-asian="normal" style:font-style-complex="italic" style:font-weight-complex="normal"/>
    </style:style>
    <style:style style:name="T13" style:family="text">
      <style:text-properties officeooo:rsid="002cbe43"/>
    </style:style>
    <style:style style:name="T14" style:family="text">
      <style:text-properties officeooo:rsid="002d534f"/>
    </style:style>
    <style:style style:name="T15" style:family="text">
      <style:text-properties officeooo:rsid="00212317"/>
    </style:style>
    <style:style style:name="T16" style:family="text">
      <style:text-properties officeooo:rsid="0023dda0"/>
    </style:style>
    <style:style style:name="T17" style:family="text">
      <style:text-properties officeooo:rsid="0024a793"/>
    </style:style>
    <style:style style:name="T18" style:family="text">
      <style:text-properties officeooo:rsid="00264c1a"/>
    </style:style>
    <style:style style:name="T19" style:family="text">
      <style:text-properties fo:font-size="12pt"/>
    </style:style>
    <style:style style:name="T20" style:family="text">
      <style:text-properties fo:language="en" fo:country="AU" style:language-complex="th" style:country-complex="TH"/>
    </style:style>
    <style:style style:name="T21" style:family="text">
      <style:text-properties officeooo:rsid="0021a25f"/>
    </style:style>
    <style:style style:name="T22" style:family="text">
      <style:text-properties officeooo:rsid="003aeb1b"/>
    </style:style>
    <style:style style:name="T23" style:family="text">
      <style:text-properties officeooo:rsid="0028fdc8"/>
    </style:style>
    <style:style style:name="T24" style:family="text">
      <style:text-properties officeooo:rsid="002ad833"/>
    </style:style>
    <style:style style:name="T25" style:family="text">
      <style:text-properties officeooo:rsid="00299c1f"/>
    </style:style>
    <style:style style:name="T26" style:family="text">
      <style:text-properties officeooo:rsid="002c4dfd"/>
    </style:style>
    <style:style style:name="T27" style:family="text">
      <style:text-properties officeooo:rsid="00359a1c"/>
    </style:style>
    <style:style style:name="T28" style:family="text">
      <style:text-properties officeooo:rsid="0030b066"/>
    </style:style>
    <style:style style:name="T29" style:family="text">
      <style:text-properties officeooo:rsid="002e394e"/>
    </style:style>
    <style:style style:name="T30" style:family="text">
      <style:text-properties officeooo:rsid="003235b1"/>
    </style:style>
    <style:style style:name="T31" style:family="text">
      <style:text-properties fo:language="en" fo:country="US"/>
    </style:style>
    <style:style style:name="T32" style:family="text">
      <style:text-properties officeooo:rsid="00357418"/>
    </style:style>
    <style:style style:name="T33" style:family="text">
      <style:text-properties officeooo:rsid="0036e3c8"/>
    </style:style>
    <style:style style:name="T34" style:family="text">
      <style:text-properties officeooo:rsid="00344837"/>
    </style:style>
    <style:style style:name="T35" style:family="text">
      <style:text-properties officeooo:rsid="0047f246"/>
    </style:style>
    <style:style style:name="T36" style:family="text">
      <style:text-properties officeooo:rsid="003f9728"/>
    </style:style>
    <style:style style:name="T37" style:family="text">
      <style:text-properties fo:language="en" fo:country="GB"/>
    </style:style>
    <style:style style:name="T38" style:family="text">
      <style:text-properties fo:language="en" fo:country="GB" style:letter-kerning="false" style:font-name-asian="Calibri1" style:language-asian="en" style:country-asian="US" style:font-name-complex="F" style:font-size-complex="11pt" style:language-complex="ar" style:country-complex="S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Book</text:p>
      <text:p text:style-name="WW-meta-heading"><text:span text:style-name="T4">Short </text:span><text:span text:style-name="T2">Abstract:</text:span></text:p>
      <text:p text:style-name="WW-abstract-short">In this section you write a short <text:span text:style-name="T4">abstract. This will be used on the ‘bookshelf’ of the library to indicate the contents of the book.</text:span></text:p>
      <text:p text:style-name="WW-meta-heading">Abstract:</text:p>
      <text:p text:style-name="P2">A longer abstract. <text:span text:style-name="T4">Currently this field is not used and it is legitimate to write the word ‘None’.. The data here</text:span> will eventually be used as a reference for libraries, <text:span text:style-name="T4">universities, </text:span>book shops <text:span text:style-name="T4">and print on demand distributors.</text:span></text:p>
      <text:p text:style-name="P3">Both the abstract and short abstract styles can have multiple paragraphs</text:p>
      <text:p text:style-name="WW-meta-heading">Copyright:</text:p>
      <text:p text:style-name="P4">This <text:span text:style-name="T5">style </text:span><text:span text:style-name="T6">(WW-Copyright) </text:span>is one <text:span text:style-name="T2">paragraph</text:span> <text:span text:style-name="T5">only</text:span>, but it <text:span text:style-name="T6">is</text:span> separated by soft breaks <text:line-break/>(hold shift and press enter<text:span text:style-name="T4">) <text:line-break/></text:span><text:span text:style-name="T7">so that the line is broken up </text:span><text:span text:style-name="T5">in this manner</text:span><text:span text:style-name="T7">:<text:line-break/>© </text:span><text:span text:style-name="T5">T</text:span><text:span text:style-name="T7">he </text:span><text:span text:style-name="T5">A</text:span><text:span text:style-name="T7">uthor<text:line-break/>First Published </text:span><text:span text:style-name="T8">by </text:span><text:span text:style-name="T5">Phantom</text:span><text:span text:style-name="T8"> </text:span><text:span text:style-name="T5">Books </text:span><text:span text:style-name="T7">in 20</text:span><text:span text:style-name="T8">20</text:span><text:span text:style-name="T7"><text:line-break/>Second Edition </text:span><text:span text:style-name="T8">published </text:span><text:span text:style-name="T7">in 20</text:span><text:span text:style-name="T8">21</text:span><text:span text:style-name="T7">.<text:line-break/>This Wisdom &amp; Wonders online edition published in 20</text:span><text:span text:style-name="T8">24</text:span><text:span text:style-name="T7">.<text:line-break/>Also available at </text:span><text:a xlink:type="simple" xlink:href="https://lulu.com/thisbook" text:style-name="Internet_20_link" text:visited-style-name="Visited_20_Internet_20_Link"><text:span text:style-name="T7">lulu.com/thisbook</text:span></text:a><text:span text:style-name="T7"> as a print on demand </text:span><text:span text:style-name="T8">p</text:span><text:span text:style-name="T7">aperback.<text:line-break/></text:span><text:span text:style-name="T9">Note: </text:span><text:span text:style-name="T10">See how we have made an Internet link in the text. <text:line-break/>This is done using the menu Insert → Hyperlink</text:span><text:span text:style-name="T11"><text:line-break/></text:span><text:span text:style-name="T7">pp. 183 (in pdf format).<text:line-break/></text:span><text:span text:style-name="T11">The last line of the copyright should include <text:line-break/>a Creative Commons reference number.<text:line-break/>You can find </text:span><text:span text:style-name="T12">valid values for these </text:span><text:span text:style-name="T11">in <text:line-break/>_resources/copyright-data/cclicence.json <text:line-break/></text:span><text:soft-page-break/><text:span text:style-name="T11">e.g...<text:line-break/></text:span><text:span text:style-name="T7">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3">The style is </text:span><text:span text:style-name="T14">WW-download-text</text:span></text:p>
      <text:p text:style-name="WW-download-HTML">&lt;p&gt;This is some html that you may want to include under the text. <text:span text:style-name="T14">The style is WW-download-HTML</text:span> &lt;img src=’some/path/to/some/image’&gt;&lt;/p&gt;</text:p>
      <text:p text:style-name="WW-meta-heading">Backcover</text:p>
      <text:p text:style-name="WW-backcover-text">This style <text:span text:style-name="T5">is for the text that you often find on the back covers of books.</text:span></text:p>
      <text:p text:style-name="P6">You can have multiple paragraphs of text <text:span text:style-name="T15">here.</text:span></text:p>
      <text:p text:style-name="P7">Special Message</text:p>
      <text:p text:style-name="WW-special-message">Sometime we want to put a special message at the <text:span text:style-name="T5">front of a book in the online version only. </text:span><text:span text:style-name="T15">We use WW-special-message style for this. </text:span><text:span text:style-name="T5">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5">@stu</text:span></text:a><text:span text:style-name="T5"> on the SuttaCentral forum.</text:span></text:p>
      <text:p text:style-name="WW-meta-heading">Author Biography</text:p>
      <text:p text:style-name="P8">Some books have author biographies contained within them. T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6">Introduction</text:span> </text:h>
      <text:p text:style-name="P11">The heading above uses the style WW-Chapter. The style for this paragraph is WW-paragraph, and this is the main style that you will use for your book.</text:p>
      <text:h text:style-name="WW-Chap-Section01" text:outline-level="2">Character styles</text:h>
      <text:p text:style-name="P12"><text:span text:style-name="T17">The sub heading above is the </text:span>There are a number of character styles that hep you format individual words or parts of sentences. These start with wwc- (the c is for character). One of the major ones you will be using is pali. If you have a pali word <text:span text:style-name="T17">or sentence</text:span>, such as <text:span text:style-name="wwc-pali">ekaggatā</text:span> <text:span text:style-name="T17">or </text:span><text:span text:style-name="wwc-pali"><text:span text:style-name="T17">ekaṁ samayaṁ bhagavā ukkaṭṭhāyaṁ viharati subhagavane sālarājamūle</text:span></text:span><text:span text:style-name="T17">, </text:span>then you apply the wwc-pali <text:span text:style-name="T17">character </text:span>style to that word. On the web page, this will automatically add italics to the word and change the lang attribute to ‘pi’, it will also attempt to hyphenate the word in a manner consistent with the pali language. </text:p>
      <text:p text:style-name="P12"><text:span text:style-name="T16">There is a similar character style for sanskrit, </text:span><text:span text:style-name="T18">wwc-sanskrit —</text:span><text:span text:style-name="T17"> </text:span><text:span text:style-name="wwc-sanskrit"><text:span text:style-name="T17">paśyaitāṁ pāṇḍu-putrāṇām </text:span></text:span><text:span text:style-name="wwc-sanskrit">ācārya mahatīṁ camūm vyūḍhāṁ drupada-putreṇa tava śiṣyeṇa dhīmatā </text:span><text:span text:style-name="T17">which works in a similar way.</text:span></text:p>
      <text:p text:style-name="P12"><text:span text:style-name="T18">There </text:span><text:span text:style-name="T16">one for Pali Text Society references (e.g. <text:s/></text:span><text:span text:style-name="wwc-PTS-reference"><text:span text:style-name="T16">M.I,340</text:span></text:span><text:span text:style-name="T16">) and a </text:span><text:span text:style-name="T18">there are a some </text:span><text:span text:style-name="T16">control styles that we will show later on.</text:span></text:p>
      <text:h text:style-name="WW-Chap-Section0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e footnotes<text:note text:id="ftn1" text:note-class="footnote"><text:note-citation>1</text:note-citation><text:note-body><text:p text:style-name="P15">Here is my first footnote.</text:p></text:note-body></text:note> work.</text:p>
      <text:h text:style-name="WW-Chap-Section0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3">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19">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p text:style-name="WW-Chap-Section02">WW-epigram</text:p>
      <text:p text:style-name="P14">Perhaps you want epigram centred with a citation underneath – so we use the WW-epigram and WW-epigram-cite styles like this:</text:p>
      <text:p text:style-name="P21">You yourselves must do the work, <text:line-break/>the Reali<text:span text:style-name="T20">s</text:span>ed Ones just show the way.</text:p>
      <text:p text:style-name="WW-epigram-cite"><text:span text:style-name="T21">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2">athe the beginning of each chapter </text:span><text:span text:style-name="T23">in </text:span><text:a xlink:type="simple" xlink:href="https://wiswo.org/books/journey/" text:style-name="Internet_20_link" text:visited-style-name="Visited_20_Internet_20_Link"><text:span text:style-name="T23">Journey to the Heart of the Lotus</text:span></text:a><text:span text:style-name="T23">.</text:span></text:p>
      <text:p text:style-name="WW-Chap-Section02"><text:soft-page-break/>WW-epigram-<text:span text:style-name="T23">2</text:span></text:p>
      <text:p text:style-name="P23">For a bolder style of epigram that is useful on block quotes we can use <text:span text:style-name="T21">WW-epigram-</text:span>2 <text:span text:style-name="T21">and WW-epigram-</text:span>2-<text:span text:style-name="T21">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4">an example of </text:span>this type of <text:span text:style-name="T25">epigram in </text:span><text:a xlink:type="simple" xlink:href="https://wiswo.org/books/milk/" text:style-name="Internet_20_link" text:visited-style-name="Visited_20_Internet_20_Link"><text:span text:style-name="T25">Like Milk and Water Mixed</text:span></text:a><text:span text:style-name="T25">.</text:span></text:p>
      <text:p text:style-name="WW-Chap-Section02">WW-epigram-3</text:p>
      <text:p text:style-name="WW-paragraph"><text:span text:style-name="T24">For narrower margins than epigram-2, use e</text:span>pigram-<text:span text:style-name="T24">3 </text:span><text:span text:style-name="T26">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Section01" text:outline-level="2"><text:span text:style-name="T14">L</text:span>ine <text:span text:style-name="T14">b</text:span>locks</text:h>
      <text:p text:style-name="P24">Line blocks are blocks of verse which allow for placement of <text:span text:style-name="T6">text within the block. Each line block is only one paragraph, but it is separated by soft breaks (hold shift and press enter to insert a soft break</text:span><text:span text:style-name="T4">). </text:span></text:p>
      <text:p text:style-name="P24"><text:span text:style-name="T6">There are two types of </text:span><text:span text:style-name="T27">line-blocks</text:span><text:span text:style-name="T6"> supported by tMS. A verse which is indented with a fixed width left margin </text:span><text:span text:style-name="T28">(WW-line-block)</text:span><text:span text:style-name="T6">, and a verse that is indented on the page with the longest line having left and right margins of equal width </text:span><text:span text:style-name="T28">(WW-line-block-center)</text:span><text:span text:style-name="T6">.</text:span></text:p>
      <text:p text:style-name="WW-Chap-Section02">WW-line-block</text:p>
      <text:p text:style-name="P25"><text:span text:style-name="T29">WW-line-block</text:span> has a<text:span text:style-name="T28">n indented</text:span> fixed left margin. <text:span text:style-name="T28">In it’s simplest form WW-line-block give</text:span><text:span text:style-name="T27">s</text:span><text:span text:style-name="T28"> a neat left align text block. </text:span><text:span text:style-name="T30">Often it is used in conjunction with WW-tight-right-cite</text:span><text:span text:style-name="T28"> like so:</text:span></text:p>
      <text:p text:style-name="P26"><text:soft-page-break/><text:span text:style-name="T31">“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2">Notice that we have indents for the 2nd and 4th line, this is achieved by entering non-breaking spaces (Shift+Ctrl+Space). </text:span><text:span text:style-name="T27">There are 4 of these non-breaking spaces at the beginning of each of the indented lines. </text:span><text:span text:style-name="T33">If you use normal spaces here, they will be stripped out of the final HTML.</text:span></text:p>
      <text:p text:style-name="P28"><text:span text:style-name="T32">T</text:span>here is a special character style called wwc-list-margin which can be used in <text:span text:style-name="T22">a </text:span><text:span text:style-name="T34">WW-</text:span>line-block. </text:p>
      <text:p text:style-name="P28"><text:span text:style-name="T34">Here is an example from </text:span><text:a xlink:type="simple" xlink:href="https://wiswo.org/books/vasy/" text:style-name="Internet_20_link" text:visited-style-name="Visited_20_Internet_20_Link"><text:span text:style-name="T34">Viññāṇa Anidassana</text:span></text:a><text:span text:style-name="T34">.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2">[Q1] and [Q2] in this example will be offset into the left margin (or the right margin for mobile devices) and the verse will be aligned correctly.</text:span></text:p>
      <text:p text:style-name="WW-Chap-Section02">WW-line-block-center</text:p>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1"> should be cultivated<text:line-break/>For oneself and others also.<text:line-break/>All should be suffused with </text:span><text:span text:style-name="wwc-pali">mettā</text:span> <text:line-break/><text:span text:style-name="T31">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5">&amp; Tables</text:span></text:h>
      <text:h text:style-name="WW-Chap-Section01" text:outline-level="2">Standard Lists</text:h>
      <text:p text:style-name="P36">Standard lists are made by using the functionality for lists in <text:span text:style-name="T36">Libre Writer. Make sure that each list is a WW-paragraph paragraph style</text:span></text:p>
      <text:p text:style-name="P37"><text:span text:style-name="T36">So this is a bullet point list:</text:span></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Section0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37">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Section01" text:outline-level="2">Tables</text:h>
      <text:p text:style-name="P51">Tables are created using standard table functionality of Libre Writer. Each cell within the table should take the paragraph style WW-paragraph by default. So the following is how we create a table:</text:p>
      <text:p text:style-name="P52">Abbreviations</text:p>
      <table:table table:name="Table1" table:style-name="Table1">
        <table:table-column table:style-name="Table1.A"/>
        <table:table-column table:style-name="Table1.B"/>
        <table:table-row table:style-name="Table1.1">
          <table:table-cell table:style-name="Table1.A1" office:value-type="string">
            <text:p text:style-name="P53"/>
          </table:table-cell>
          <table:table-cell table:style-name="Table1.A1" office:value-type="string">
            <text:p text:style-name="P53"/>
          </table:table-cell>
        </table:table-row>
        <table:table-row table:style-name="Table1.1">
          <table:table-cell table:style-name="Table1.A2" office:value-type="string">
            <text:p text:style-name="P53" loext:marker-style-name="T38">A</text:p>
          </table:table-cell>
          <table:table-cell table:style-name="Table1.A2" office:value-type="string">
            <text:p text:style-name="P53" loext:marker-style-name="T38">Anguttara Nikāya</text:p>
          </table:table-cell>
        </table:table-row>
        <table:table-row table:style-name="Table1.1">
          <table:table-cell table:style-name="Table1.A1" office:value-type="string">
            <text:p text:style-name="P53" loext:marker-style-name="T38">Cp</text:p>
          </table:table-cell>
          <table:table-cell table:style-name="Table1.A1" office:value-type="string">
            <text:p text:style-name="P53" loext:marker-style-name="T38">Cariyapiṭaka</text:p>
          </table:table-cell>
        </table:table-row>
        <table:table-row table:style-name="Table1.1">
          <table:table-cell table:style-name="Table1.A1" office:value-type="string">
            <text:p text:style-name="P53" loext:marker-style-name="T38">Cp-a</text:p>
          </table:table-cell>
          <table:table-cell table:style-name="Table1.A1" office:value-type="string">
            <text:p text:style-name="P53" loext:marker-style-name="T38">Cariyāpitaka Atthakathā</text:p>
          </table:table-cell>
        </table:table-row>
        <table:table-row table:style-name="Table1.1">
          <table:table-cell table:style-name="Table1.A1" office:value-type="string">
            <text:p text:style-name="P53" loext:marker-style-name="T38">Dhs</text:p>
          </table:table-cell>
          <table:table-cell table:style-name="Table1.A1" office:value-type="string">
            <text:p text:style-name="P53" loext:marker-style-name="T38">Dhammasangaṇī</text:p>
          </table:table-cell>
        </table:table-row>
        <table:table-row table:style-name="Table1.1">
          <table:table-cell table:style-name="Table1.A1" office:value-type="string">
            <text:p text:style-name="P53" loext:marker-style-name="T38">Dhp</text:p>
          </table:table-cell>
          <table:table-cell table:style-name="Table1.A1" office:value-type="string">
            <text:p text:style-name="P53" loext:marker-style-name="T38">Dhammapada</text:p>
          </table:table-cell>
        </table:table-row>
        <table:table-row table:style-name="Table1.1">
          <table:table-cell table:style-name="Table1.A1" office:value-type="string">
            <text:p text:style-name="P53" loext:marker-style-name="T38">It</text:p>
          </table:table-cell>
          <table:table-cell table:style-name="Table1.A1" office:value-type="string">
            <text:p text:style-name="P53" loext:marker-style-name="T38">Itivuttaka</text:p>
          </table:table-cell>
        </table:table-row>
      </table:table>
      <text:p text:style-name="P54">Notice the caption above the table. This is the caption for the table and takes the style WW-table-caption. Notice also that the first row is blank, this row can be used if column headings are required.</text:p>
      <text:p text:style-name="P5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Section0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101cm" style:contextual-spacing="false" fo:text-align="center" style:justify-single-word="false" fo:orphans="2" fo:widows="2" fo:hyphenation-ladder-count="no-limit" fo:hyphenation-keep="auto" loext:hyphenation-keep-type="column" style:punctuation-wrap="hanging" style:writing-mode="lr-tb"/>
      <style:text-properties fo:font-variant="small-caps" fo:color="#bf0041" loext:opacity="100%" style:font-name="Arial" fo:font-family="Arial" style:font-family-generic="swiss"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style:punctuation-wrap="hanging" style:writing-mode="lr-tb"/>
      <style:text-properties fo:color="#800080" loext:opacity="10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paragraph-properties fo:margin-top="0cm" fo:margin-bottom="0cm" style:contextual-spacing="false" fo:text-align="center" style:justify-single-word="false" fo:orphans="2" fo:widows="2" fo:hyphenation-ladder-count="no-limit" fo:hyphenation-keep="auto" loext:hyphenation-keep-type="column" fo:break-before="page" style:punctuation-wrap="hanging" style:writing-mode="lr-tb"/>
      <style:text-properties fo:color="#5eb91e" loext:opacity="100%" style:font-name="Miriam Mono CLM" fo:font-family="'Miriam Mono CLM'" style:font-pitch="variable" fo:font-size="12pt" fo:language="en" fo:country="GB" fo:font-weight="bold" style:letter-kerning="true" fo:background-color="#ffffd7" style:font-name-asian="NSimSun1" style:font-family-asian="NSimSun" style:font-family-generic-asian="system" style:font-pitch-asian="variable" style:font-size-asian="12pt" style:language-asian="zh" style:country-asian="CN" style:font-weight-asian="bold"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entered-image" style:family="paragraph" style:parent-style-name="WW-epigram-image">
      <style:paragraph-properties fo:break-before="auto" fo:break-after="auto"/>
      <style:text-properties fo:color="#5eb91e" loext:opacity="100%" fo:background-color="#ffdbb6"/>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paragraph-properties fo:margin-top="0cm" fo:margin-bottom="0cm" style:contextual-spacing="false" fo:text-align="start" style:justify-single-word="false" fo:orphans="2" fo:widows="2" fo:hyphenation-ladder-count="no-limit" fo:hyphenation-keep="auto" loext:hyphenation-keep-type="column" fo:padding-left="5.009cm" fo:padding-right="5.009cm" fo:padding-top="0cm" fo:padding-bottom="0cm" fo:border="0.26pt solid #8d281e" style:shadow="none" style:punctuation-wrap="hanging" style:writing-mode="lr-tb"/>
      <style:text-properties fo:color="#ffffff" loext:opacity="100%" style:font-name="Liberation Serif" fo:font-family="'Liberation Serif'" style:font-family-generic="roman" style:font-pitch="variable" fo:font-size="12pt" fo:language="en" fo:country="GB" style:letter-kerning="true" fo:background-color="#8d281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style:parent-style-name="Addressee">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style:paragraph-properties fo:margin-top="0.499cm" fo:margin-bottom="0cm"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style:paragraph-properties fo:margin-top="0.101cm" fo:margin-bottom="0.499cm" style:contextual-spacing="true" fo:text-align="start" style:justify-single-word="false" fo:orphans="2" fo:widows="2" fo:hyphenation-ladder-count="no-limit" fo:hyphenation-keep="auto" loext:hyphenation-keep-type="column" style:writing-mode="lr-tb"/>
      <style:text-properties style:use-window-font-color="true" loext:opacity="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Section02" style:family="paragraph" style:next-style-name="WW-paragraph"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20T12:57:04.584000000</dc:date>
    <dc:creator>Stuart Corner</dc:creator>
    <meta:editing-duration>PT1H37M55S</meta:editing-duration>
    <meta:editing-cycles>14</meta:editing-cycles>
    <meta:generator>LibreOffice/24.8.4.2$Windows_X86_64 LibreOffice_project/bb3cfa12c7b1bf994ecc5649a80400d06cd71002</meta:generator>
    <dc:title>Template for tMSBookBuilder conversion program</dc:title>
    <meta:document-statistic meta:table-count="1" meta:image-count="0" meta:object-count="0" meta:page-count="9" meta:paragraph-count="119" meta:word-count="1807" meta:character-count="10700" meta:non-whitespace-character-count="8912"/>
  </office:meta>
</office:document-meta>
</file>